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fo:font-size="14pt" style:font-size-asian="14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paragraph-rsid="000f968c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paragraph-rsid="00235cf9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paragraph-rsid="0021b492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rsid="0021b492" officeooo:paragraph-rsid="0021b492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rsid="0021b492" officeooo:paragraph-rsid="00235cf9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rsid="0021b492" officeooo:paragraph-rsid="002e8290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rsid="0021b492" officeooo:paragraph-rsid="003071b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fo:font-size="12pt" officeooo:rsid="002b7b46" officeooo:paragraph-rsid="000f968c" style:font-size-asian="12pt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fo:font-size="12pt" officeooo:rsid="0021b492" officeooo:paragraph-rsid="003071b5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text-transform="uppercase" fo:font-size="20pt" style:font-size-asian="20pt" style:font-size-complex="18pt"/>
    </style:style>
    <style:style style:name="P15" style:family="paragraph" style:parent-style-name="Standard">
      <style:paragraph-properties fo:margin-left="11.001cm" fo:margin-right="0cm" fo:text-align="center" style:justify-single-word="false" fo:text-indent="0cm" style:auto-text-indent="false"/>
      <style:text-properties fo:font-size="9pt" style:font-size-asian="9pt" style:font-size-complex="9pt"/>
    </style:style>
    <style:style style:name="P16" style:family="paragraph" style:parent-style-name="Standard">
      <style:paragraph-properties fo:margin-left="11.753cm" fo:margin-right="0cm" fo:text-align="center" style:justify-single-word="false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11.753cm" fo:margin-right="0cm" fo:text-indent="0.691cm" style:auto-text-indent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11.753cm" fo:margin-right="0cm" fo:text-indent="0.642cm" style:auto-text-indent="false"/>
      <style:text-properties fo:font-size="9pt" style:font-size-asian="9pt" style:font-size-complex="9pt"/>
    </style:style>
    <style:style style:name="P19" style:family="paragraph" style:parent-style-name="Standard">
      <style:paragraph-properties fo:margin-left="11.753cm" fo:margin-right="0cm" fo:text-align="justify" style:justify-single-word="false" fo:text-indent="0cm" style:auto-text-indent="false"/>
    </style:style>
    <style:style style:name="P20" style:family="paragraph" style:parent-style-name="Standard">
      <style:paragraph-properties fo:margin-left="12.252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rsid="00235cf9" officeooo:paragraph-rsid="003071b5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true"/>
      <style:text-properties officeooo:rsid="003071b5" officeooo:paragraph-rsid="002e8290"/>
    </style:style>
    <style:style style:name="P24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/>
      <style:text-properties fo:font-size="12pt" officeooo:rsid="002c3268" officeooo:paragraph-rsid="002b7b46" style:font-size-asian="12pt" style:font-size-complex="12pt"/>
    </style:style>
    <style:style style:name="P25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/>
      <style:text-properties fo:font-size="12pt" fo:font-weight="bold" officeooo:rsid="002e8290" officeooo:paragraph-rsid="002e8290" style:font-size-asian="12pt" style:font-weight-asian="bold" style:font-size-complex="12pt" style:font-weight-complex="bold"/>
    </style:style>
    <style:style style:name="P26" style:family="paragraph" style:parent-style-name="Standard" style:list-style-name="L4">
      <loext:graphic-properties draw:fill-gradient-name="gradient" draw:fill-hatch-name="hatch"/>
      <style:paragraph-properties fo:line-height="150%" fo:text-align="start" style:justify-single-word="false"/>
      <style:text-properties fo:font-size="12pt" fo:font-weight="bold" officeooo:rsid="002e8290" officeooo:paragraph-rsid="002e8290" style:font-size-asian="12pt" style:font-weight-asian="bold" style:font-size-complex="12pt" style:font-weight-complex="bold"/>
    </style:style>
    <style:style style:name="P27" style:family="paragraph" style:parent-style-name="Standard" style:list-style-name="L8">
      <loext:graphic-properties draw:fill-hatch-name="hatch"/>
      <style:paragraph-properties fo:line-height="150%" fo:text-align="start" style:justify-single-word="false"/>
      <style:text-properties fo:font-size="12pt" fo:font-weight="bold" officeooo:rsid="002b7b46" officeooo:paragraph-rsid="002b7b46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true" fo:break-before="page"/>
      <style:text-properties officeooo:paragraph-rsid="00346ab5"/>
    </style:style>
    <style:style style:name="P29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/>
      <style:text-properties fo:font-weight="bold" officeooo:rsid="002e8290" officeooo:paragraph-rsid="002e8290" style:font-weight-asian="bold" style:font-weight-complex="bold"/>
    </style:style>
    <style:style style:name="P30" style:family="paragraph" style:parent-style-name="Standard" style:list-style-name="L6">
      <loext:graphic-properties draw:fill-gradient-name="gradient" draw:fill-hatch-name="hatch"/>
      <style:paragraph-properties fo:line-height="150%" fo:text-align="start" style:justify-single-word="false"/>
      <style:text-properties fo:font-weight="bold" officeooo:rsid="003071b5" officeooo:paragraph-rsid="003071b5" style:font-weight-asian="bold" style:font-weight-complex="bold"/>
    </style:style>
    <style:style style:name="P31" style:family="paragraph" style:parent-style-name="Standard" style:list-style-name="L7">
      <loext:graphic-properties draw:fill-gradient-name="gradient" draw:fill-hatch-name="hatch"/>
      <style:paragraph-properties fo:line-height="150%" fo:text-align="start" style:justify-single-word="false"/>
      <style:text-properties fo:font-weight="bold" officeooo:rsid="003071b5" officeooo:paragraph-rsid="003071b5" style:font-weight-asian="bold" style:font-weight-complex="bold"/>
    </style:style>
    <style:style style:name="P32" style:family="paragraph" style:parent-style-name="Standard" style:list-style-name="L8">
      <loext:graphic-properties draw:fill-gradient-name="gradient" draw:fill-hatch-name="hatch"/>
      <style:paragraph-properties fo:line-height="150%" fo:text-align="start" style:justify-single-word="false"/>
      <style:text-properties fo:font-weight="bold" officeooo:paragraph-rsid="00346ab5" style:font-weight-asian="bold" style:font-weight-complex="bold"/>
    </style:style>
    <style:style style:name="P33" style:family="paragraph" style:parent-style-name="Standard" style:list-style-name="L5">
      <loext:graphic-properties draw:fill-gradient-name="gradient" draw:fill-hatch-name="hatch"/>
      <style:paragraph-properties fo:line-height="150%" fo:text-align="start" style:justify-single-word="false"/>
      <style:text-properties officeooo:rsid="003071b5" officeooo:paragraph-rsid="003071b5"/>
    </style:style>
    <style:style style:name="T1" style:family="text">
      <style:text-properties officeooo:rsid="00190d1a"/>
    </style:style>
    <style:style style:name="T2" style:family="text">
      <style:text-properties officeooo:rsid="001a7bb8"/>
    </style:style>
    <style:style style:name="T3" style:family="text">
      <style:text-properties officeooo:rsid="001fae37"/>
    </style:style>
    <style:style style:name="T4" style:family="text">
      <style:text-properties officeooo:rsid="001fd73d"/>
    </style:style>
    <style:style style:name="T5" style:family="text">
      <style:text-properties officeooo:rsid="00235cf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c3268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e8290" style:font-weight-asian="bold" style:font-weight-complex="bold"/>
    </style:style>
    <style:style style:name="T10" style:family="text">
      <style:text-properties officeooo:rsid="003071b5"/>
    </style:style>
    <style:style style:name="T11" style:family="text">
      <style:text-properties officeooo:rsid="002b7b4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 ОБРАЗОВАТЕЛЬНОЕ УЧРЕЖДЕНИЕ РЕСПУБЛИКИ ХАКАСИЯ</text:p>
      <text:p text:style-name="P1">«ХАКАССКИЙ ПОЛИТЕХНИЧЕСКИЙ КОЛЛЕДЖ»</text:p>
      <text:p text:style-name="P10"/>
      <text:p text:style-name="P10"/>
      <text:p text:style-name="P10">Специальность 09.02.07 </text:p>
      <text:p text:style-name="P10">«Информационные системы и программирование»</text:p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P14">отчёт по <text:span text:style-name="T2">П</text:span><text:span text:style-name="T3">рактическому занятию №.Проект 2</text:span></text:p>
      <text:p text:style-name="P10"/>
      <text:p text:style-name="Standard"/>
      <text:p text:style-name="P13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p text:style-name="P19">Руководитель:</text:p>
      <text:p text:style-name="P19">____________<text:span text:style-name="T2">Д.С. Черкашин</text:span></text:p>
      <text:p text:style-name="P18">(подпись)</text:p>
      <text:p text:style-name="P19">________________________</text:p>
      <text:p text:style-name="P16">(оценка, дата)</text:p>
      <text:p text:style-name="P19">Выполнил:</text:p>
      <text:p text:style-name="P19">Студент группы ИС(ПРО) – 42</text:p>
      <text:p text:style-name="P19">____________ Катречко В.В</text:p>
      <text:p text:style-name="P17">(подпись)</text:p>
      <text:p text:style-name="P19">_______________________</text:p>
      <text:p text:style-name="P15">(дата)</text:p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Абакан 202<text:span text:style-name="T3">3</text:span>г.</text:p>
      <text:p text:style-name="Standard"/>
      <text:p text:style-name="P28">Зада<text:span text:style-name="T1">ние</text:span></text:p>
      <text:list xml:id="list789251447" text:style-name="L8">
        <text:list-item>
          <text:p text:style-name="P32"><text:span text:style-name="T11">Основное описание системы</text:span></text:p>
          <text:list>
            <text:list-item>
              <text:p text:style-name="P27">Обзор</text:p>
            </text:list-item>
          </text:list>
        </text:list-item>
      </text:list>
      <text:p text:style-name="P2">1. <text:span text:style-name="T3">Б</text:span>ронировани<text:span text:style-name="T3">е</text:span> номеров:</text:p>
      <text:p text:style-name="P2">- Возможность выбора даты заезда и выезда, количества гостей и типа номера;</text:p>
      <text:p text:style-name="P2">- Отображение доступных номеров для выбранных дат и параметров;</text:p>
      <text:p text:style-name="P2">- Возможность выбора конкретного номера из списка доступных;</text:p>
      <text:p text:style-name="P2">- Возможность добавления дополнительных услуг к бронированию (например, завтрак, парковка);</text:p>
      <text:p text:style-name="P2">- Возможность указания данных гостя (имя, контактная информация);</text:p>
      <text:p text:style-name="P2">- Подтверждение бронирования и отправка уведомления гостю.</text:p>
      <text:p text:style-name="P2"/>
      <text:p text:style-name="P2">2. <text:span text:style-name="T3">У</text:span>чет гостей:</text:p>
      <text:p text:style-name="P2">- Возможность регистрации нового гостя с указанием его персональных данных;</text:p>
      <text:p text:style-name="P2">- Хранение информации <text:span text:style-name="T3">истории гостя (информация о всех его сделанных и </text:span><text:span text:style-name="T4">завершонных</text:span><text:span text:style-name="T3"> бронирования)</text:span></text:p>
      <text:p text:style-name="P2">- Возможность внесения изменений в данные гостя (например, <text:span text:style-name="T3">адрес проживания</text:span>, <text:span text:style-name="T3">паспортные данные)</text:span>;</text:p>
      <text:p text:style-name="P2">- Отображение списка гостей, зарегистрированных в отеле, с возможностью фильтрации и поиска по различным критериям.</text:p>
      <text:p text:style-name="P2"/>
      <text:p text:style-name="P2">3. <text:span text:style-name="T3">П</text:span>латеж<text:span text:style-name="T3">и</text:span>:</text:p>
      <text:p text:style-name="P2">- Возможность принимать платежи от гостей за проживание и дополнительные услуги;</text:p>
      <text:p text:style-name="P2">- Хранение информации о проведенных платежах;</text:p>
      <text:p text:style-name="P2">- Возможность <text:span text:style-name="T4">отображения</text:span> статуса оплаты для каждого гостя.</text:p>
      <text:p text:style-name="P2"/>
      <text:p text:style-name="P2">4. <text:span text:style-name="T3">О</text:span>тзыв<text:span text:style-name="T3">ы</text:span>:</text:p>
      <text:p text:style-name="P2">- Возможность оставить отзыв о проживании и дополнительных услугах;</text:p>
      <text:p text:style-name="P2">- Возможность редактирования и удаления отзывов администратором.</text:p>
      <text:p text:style-name="P2"/>
      <text:p text:style-name="P2">5. <text:span text:style-name="T3">А</text:span>дминистрирования:</text:p>
      <text:p text:style-name="P2">- Возможность управления данными гостей (добавление, редактирование, удаление);</text:p>
      <text:p text:style-name="P2">- Возможность просмотра отчетов о занятости номеров и доходах;</text:p>
      <text:p text:style-name="P2">- Возможность управления ценами и доступностью номеров для бронирования;</text:p>
      <text:p text:style-name="P2">- Создание, редактирование и удаление специальных предложений для гостей.</text:p>
      <text:p text:style-name="P2"/>
      <text:p text:style-name="P2"/>
      <text:p text:style-name="P11"/>
      <text:list xml:id="list4011058604" text:style-name="L3">
        <text:list-header>
          <text:p text:style-name="P24"><text:soft-page-break/></text:p>
        </text:list-header>
        <text:list-item>
          <text:p text:style-name="P29"><text:span text:style-name="T7">С</text:span><text:span text:style-name="T6">остав заявок.</text:span></text:p>
          <text:list>
            <text:list-item>
              <text:p text:style-name="P25">Сообщение о заявках.</text:p>
            </text:list-item>
          </text:list>
        </text:list-item>
      </text:list>
      <text:p text:style-name="P5">Входные данные для бронирования номеров:</text:p>
      <text:p text:style-name="P5">- Дата заезда и выезда</text:p>
      <text:p text:style-name="P5">- Количество гостей</text:p>
      <text:p text:style-name="P5">- Тип номера</text:p>
      <text:p text:style-name="P5">Входные данные для учета гостей:</text:p>
      <text:p text:style-name="P5">- Регистрация нового <text:span text:style-name="T5">пользователя(</text:span>указание персональных данных<text:span text:style-name="T5">)</text:span></text:p>
      <text:p text:style-name="P6">- Внесение изменений в данные гостя<text:span text:style-name="T5">( изменение</text:span> персональных данных<text:span text:style-name="T5">)</text:span></text:p>
      <text:p text:style-name="P7">Входные данные для платежей:</text:p>
      <text:p text:style-name="P7">- Принятие платежей от гостей за проживание и дополнительные услуги</text:p>
      <text:p text:style-name="P7"/>
      <text:p text:style-name="P7">Входные данные для отзывов:</text:p>
      <text:p text:style-name="P7">-<text:span text:style-name="T5">О</text:span>тзыв о проживании и дополнительных услугах</text:p>
      <text:p text:style-name="P7"/>
      <text:p text:style-name="P7">Входные данные для отзывов:</text:p>
      <text:p text:style-name="P7">-<text:span text:style-name="T5">О</text:span>тзыв о проживании и дополнительных услугах</text:p>
      <text:p text:style-name="P7"/>
      <text:p text:style-name="P7">Входные данные для отзывов:</text:p>
      <text:p text:style-name="P7">-<text:span text:style-name="T5">О</text:span>тзыв о проживании и дополнительных услугах</text:p>
      <text:p text:style-name="P7"/>
      <text:list xml:id="list1401376674" text:style-name="L4">
        <text:list-item>
          <text:list>
            <text:list-item>
              <text:p text:style-name="P26">Заявка обр<text:span text:style-name="T10">а</text:span>ботана</text:p>
            </text:list-item>
          </text:list>
        </text:list-item>
      </text:list>
      <text:p text:style-name="P7">Входные данные для администрирования:</text:p>
      <text:p text:style-name="P7">-<text:span text:style-name="T5">Данные для входа в администратора</text:span></text:p>
      <text:p text:style-name="P8">-<text:span text:style-name="T5">Введение данных для добавления или изменение </text:span>специальных предложений для гостей<text:line-break/><text:line-break/><text:tab/>Выходные данные для учета гостей:</text:p>
      <text:p text:style-name="P12">- Информация о госте </text:p>
      <text:p text:style-name="P12">- Отображение списка гостей, зарегистрированных в отеле, с возможностью фильтрации и поиска по различным критериям</text:p>
      <text:p text:style-name="P12"/>
      <text:p text:style-name="P22">Выходные данные </text:p>
      <text:p text:style-name="P8">- <text:span text:style-name="T5">О</text:span>тчет<text:span text:style-name="T5">ы</text:span> о занятости номеров и доходах</text:p>
      <text:p text:style-name="P12">- <text:span text:style-name="T5">Изменение </text:span>специальных предложений для гостей</text:p>
      <text:p text:style-name="P12"/>
      <text:p text:style-name="P12"/>
      <text:p text:style-name="P8"/>
      <text:list xml:id="list97131309" text:style-name="L5">
        <text:list-item>
          <text:list>
            <text:list-item>
              <text:p text:style-name="P33"><text:soft-page-break/><text:span text:style-name="T9">О</text:span><text:span text:style-name="T8">формления заявки</text:span></text:p>
            </text:list-item>
          </text:list>
        </text:list-item>
      </text:list>
      <text:p text:style-name="P7">Выходные данные для бронирования номеров:</text:p>
      <text:p text:style-name="P7">- Список доступных номеров для выбранных дат и параметров</text:p>
      <text:p text:style-name="P7">- Указание <text:span text:style-name="T5">закрепление гостя за номером</text:span> (контактная информация)</text:p>
      <text:p text:style-name="P7">- <text:span text:style-name="T5">О</text:span>тправка уведомления гостю</text:p>
      <text:p text:style-name="P23"/>
      <text:list xml:id="list3647173913" text:style-name="L6">
        <text:list-item>
          <text:list>
            <text:list-item>
              <text:p text:style-name="P30">Заявка оформлена</text:p>
            </text:list-item>
          </text:list>
        </text:list-item>
      </text:list>
      <text:p text:style-name="P5">Выходные данные для платежей:</text:p>
      <text:p text:style-name="P5">- Хранение информации о проведенных платежах</text:p>
      <text:p text:style-name="P5">- Отображение статуса оплаты для каждого гостя</text:p>
      <text:p text:style-name="P5"/>
      <text:list xml:id="list2074798343" text:style-name="L7">
        <text:list-item>
          <text:list>
            <text:list-item>
              <text:p text:style-name="P31">Статус заявки «Окончен период бронирования» </text:p>
            </text:list-item>
          </text:list>
        </text:list-item>
      </text:list>
      <text:p text:style-name="P5">Выходные данные для отзывов:</text:p>
      <text:p text:style-name="P5">- <text:span text:style-name="T5">Оставленны</text:span><text:span text:style-name="T10">й</text:span><text:span text:style-name="T5"> отзыв (которые видят другие пользователи)</text:span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pitch="variable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style:font-pitch="variable"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="PT Astra Serif" fo:font-family="'PT Astra Serif'" style:font-family-generic="roman" style:font-pitch="variable" style:font-name-complex="Noto Sans Devanagari" style:font-family-complex="'Noto Sans Devanagari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>
        <style:tab-stops>
          <style:tab-stop style:position="0.847cm"/>
          <style:tab-stop style:position="16.484cm" style:type="right" style:leader-style="dotted" style:leader-text="."/>
        </style:tab-stops>
      </style:paragraph-properties>
      <style:text-properties fo:font-weight="bold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ФЕДЕРАЛЬНОЕ АГЕНТСТВО ПО ОБРАЗОВАНИЮ</dc:title>
    <meta:initial-creator>zeol</meta:initial-creator>
    <meta:editing-cycles>53</meta:editing-cycles>
    <meta:print-date>2012-01-24T07:47:00</meta:print-date>
    <meta:creation-date>2012-01-13T00:09:00</meta:creation-date>
    <dc:date>2023-11-03T09:08:00.820135614</dc:date>
    <dc:language>ru-RU</dc:language>
    <meta:editing-duration>PT4H33M53S</meta:editing-duration>
    <meta:generator>LibreOffice/7.3.7.2$Linux_X86_64 LibreOffice_project/30$Build-2</meta:generator>
    <meta:document-statistic meta:table-count="0" meta:image-count="0" meta:object-count="0" meta:page-count="4" meta:paragraph-count="82" meta:word-count="455" meta:character-count="3472" meta:non-whitespace-character-count="3100"/>
    <meta:user-defined meta:name="AppVersion">16.0000</meta:user-defined>
    <meta:user-defined meta:name="Company">ХПК</meta:user-defined>
    <meta:template xlink:type="simple" xlink:actuate="onRequest" xlink:title="Normal.dotm" xlink:href=""/>
  </office:meta>
</office:document-meta>
</file>